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condensed" svg:font-family="'roboto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2" style:family="paragraph" style:parent-style-name="List_20_Heading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4" style:family="paragraph" style:parent-style-name="List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5" style:family="paragraph" style:parent-style-name="List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2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gallica.bnf.fr/ark:/12148/bpt6k920590z/f72.item" text:style-name="Internet_20_link" text:visited-style-name="Visited_20_Internet_20_Link">https://gallica.bnf.fr/ark:/12148/bpt6k920590z/f72.item</text:a> </text:p>
      <text:p text:style-name="P2">Titre :  </text:p>
      <text:p text:style-name="P3">Les Géorgiques, traduction vraie par un naturaliste</text:p>
      <text:p text:style-name="P1">Auteur :  </text:p>
      <text:p text:style-name="P3">Virgile (0070-0019 av. J.-C.). Auteur du texte</text:p>
      <text:p text:style-name="P1">Éditeur :  </text:p>
      <text:p text:style-name="P3">impr. de Vve Guillois (Paris)</text:p>
      <text:p text:style-name="P1">Date d'édition :  </text:p>
      <text:p text:style-name="P3">1863</text:p>
      <text:p text:style-name="P1">Type :  </text:p>
      <text:p text:style-name="P3">monographie imprimée</text:p>
      <text:p text:style-name="P1">Langue :  </text:p>
      <text:p text:style-name="P3">français</text:p>
      <text:p text:style-name="P1">Format :  </text:p>
      <text:p text:style-name="P5"><text:bookmark text:name="descriptionCollapseChild"/><text:span text:style-name="T1">In-8° , 69 p.</text:span> </text:p>
      <text:p text:style-name="P5"/>
      <text:h text:style-name="Heading_20_1" text:outline-level="1">Géorgiques. Livre IV</text:h>
      <text:p text:style-name="_3c_l_3e_"><text:span text:style-name="_3c_pb_3e_">[65]</text:span>« C’est un dieu qui te frappe, un dieu qui te harcèle !</text:p>
      <text:p text:style-name="_3c_l_3e_">Tremble devant Orphée et son ressentiment !</text:p>
      <text:p text:style-name="_3c_l_3e_">Car tu payeras cher un jour d’égarement,</text:p>
      <text:p text:style-name="_3c_l_3e_">Si le destin se prête aux noirs complots qu’il trame,</text:p>
      <text:p text:style-name="_3c_l_3e_">Et livre à tous ses coups l’assassin de sa femme.</text:p>
      <text:p text:style-name="_3c_l_3e_"/>
      <text:p text:style-name="_3c_l_3e_">Ce jour, s’il t’en souvient, comme elle te fuyait,</text:p>
      <text:p text:style-name="_3c_l_3e_">Et qu’alerte et longeant un fleuve, elle courait,</text:p>
      <text:p text:style-name="_3c_l_3e_">L’enfant n’aperçut pas, caché sous une plante,</text:p>
      <text:p text:style-name="_3c_l_3e_">Un serpent qui du pied la mordit à la plante !</text:p>
      <text:p text:style-name="_3c_l_3e_">La pauvrette en mourut : les Dryades en chœur</text:p>
      <text:p text:style-name="_3c_l_3e_"><text:span text:style-name="_3c_pb_3e_">[66]</text:span>Jetèrent les hauts cris sur le corps de leur sœur !</text:p>
      <text:p text:style-name="_3c_l_3e_">Le Rhodope en gémit ; elle en gémit, la Thrace :</text:p>
      <text:p text:style-name="_3c_l_3e_">Hurlèrent le Pangée et l’Ourse aux mers de glace !</text:p>
      <text:p text:style-name="_3c_l_3e_">Lui, seul, un luth en main, il s’enfuit aux déserts,</text:p>
      <text:p text:style-name="_3c_l_3e_">Inconsolés tous deux, et murmurant des vers ;</text:p>
      <text:p text:style-name="_3c_l_3e_">Pleurant amèrement la perte de sa femme,</text:p>
      <text:p text:style-name="_3c_l_3e_">Au jour comme à la nuit, te réclamant, chère âme !</text:p>
      <text:p text:style-name="_3c_l_3e_">Il fait plus, il s’enfonce en l’horreur des forêts,</text:p>
      <text:p text:style-name="_3c_l_3e_">Descend droit au Ténare, et dans son noir palais</text:p>
      <text:p text:style-name="_3c_l_3e_">Aborde le tyran, les mânes redoutables ;</text:p>
      <text:p text:style-name="_3c_l_3e_">Tous cœurs durs et fermés aux pleurs des misérables !</text:p>
      <text:p text:style-name="_3c_l_3e_"/>
      <text:p text:style-name="_3c_l_3e_">Il chantant ; réveillés au fond du noir séjour,</text:p>
      <text:p text:style-name="_3c_l_3e_"><text:soft-page-break/>Ombres, fantômes vains à qui manque le jour,</text:p>
      <text:p text:style-name="_3c_l_3e_">D’accourir, à sa voix comme vont sous l’ombrage</text:p>
      <text:p text:style-name="_3c_l_3e_">Ces mille oiseaux chassés par le soir ou l’orage !</text:p>
      <text:p text:style-name="_3c_l_3e_">Des vierges, des enfants, des femmes, des maris,</text:p>
      <text:p text:style-name="_3c_l_3e_">Des restes de héros que la mort a flétris ;</text:p>
      <text:p text:style-name="_3c_l_3e_">Des films mis au bûcher sous les yeux de leur père !</text:p>
      <text:p text:style-name="_3c_l_3e_">Toute foule captive et qui se désespère ;</text:p>
      <text:p text:style-name="_3c_l_3e_">Et que les sombres joncs du marais de la Mort,</text:p>
      <text:p text:style-name="_3c_l_3e_">Que l’aimable Cocyte et son bourbier qui dort,</text:p>
      <text:p text:style-name="_3c_l_3e_">Que le Styx par neuf fois dans ses plis emprisonne !</text:p>
      <text:p text:style-name="_3c_l_3e_">L’Enfer à cette voix, ô prodige, s’étonne ;</text:p>
      <text:p text:style-name="_3c_l_3e_">Replié sur lui-même, attendri, stupéfait,</text:p>
      <text:p text:style-name="_3c_l_3e_">Pour la première fois le Tartare écoutait !</text:p>
      <text:p text:style-name="_3c_l_3e_">L’Euménide à son front fit taire la vipère,</text:p>
      <text:p text:style-name="_3c_l_3e_">Et ses tresses d’azur ; on vit même Cerbère</text:p>
      <text:p text:style-name="_3c_l_3e_">La triple gueule ouverte, en silence écouter,</text:p>
      <text:p text:style-name="_3c_l_3e_">Et sur sa roue en l’air, Ixion s’arrêter.</text:p>
      <text:p text:style-name="_3c_l_3e_"/>
      <text:p text:style-name="_3c_l_3e_">Il a tout surmonté : lui-même à la lumière</text:p>
      <text:p text:style-name="_3c_l_3e_">Ramenait Eurydice ; (elle suivait derrière ;</text:p>
      <text:p text:style-name="_3c_l_3e_">Proserpine avait mis cette condition.)</text:p>
      <text:p text:style-name="_3c_l_3e_">Lorsque fatal oubli, vertige et passion !</text:p>
      <text:p text:style-name="_3c_l_3e_">Si l’enfer pardonnait, erreur bien pardonnable !</text:p>
      <text:p text:style-name="_3c_l_3e_">À la porte du jour, cet amant déplorable,</text:p>
      <text:p text:style-name="_3c_l_3e_">Oubliant sa promesse, et vaincu, hors de lui,</text:p>
      <text:p text:style-name="_3c_l_3e_"><text:span text:style-name="_3c_pb_3e_">[67]</text:span>S’arrête et se retourne : … et tout s’évanouit !</text:p>
      <text:p text:style-name="_3c_l_3e_">Et le pacte est rompu, Pluton reprend sa proie ;</text:p>
      <text:p text:style-name="_3c_l_3e_">Trois fois l’Averne en pousse un hurlement de joie !</text:p>
      <text:p text:style-name="_3c_l_3e_">Elle de s’écrier : cher amant, tu me perds !</text:p>
      <text:p text:style-name="_3c_l_3e_">C’en est fait, je recule ; et du fond des enfers</text:p>
      <text:p text:style-name="_3c_l_3e_">Le destin me rappelle et de force m’entraîne ;</text:p>
      <text:p text:style-name="_3c_l_3e_">Mes yeux nagent dans l’ombre, et s’entrouvent à peine.</text:p>
      <text:p text:style-name="_3c_l_3e_">Adieu ! L’immense nuit me porte malgré moi !</text:p>
      <text:p text:style-name="_3c_l_3e_">Et je te tends ces mains qui ne sont plus à toi !</text:p>
      <text:p text:style-name="_3c_l_3e_"/>
      <text:p text:style-name="_3c_l_3e_">Elle dit et s’enfuit, s’évapore à la vue,</text:p>
      <text:p text:style-name="_3c_l_3e_">Comme un peu de fumée, une vapeur tenue ;</text:p>
      <text:p text:style-name="_3c_l_3e_"><text:soft-page-break/>Orphée en vain l’appelle et dans l’air la poursuit ;</text:p>
      <text:p text:style-name="_3c_l_3e_">Il étreint le néant ; il embrasse la nuit ;</text:p>
      <text:p text:style-name="_3c_l_3e_">Le noir passeur l’engage à partir au plus vite,</text:p>
      <text:p text:style-name="_3c_l_3e_">Et lui défend jamais de franchir le Cocyte !</text:p>
      <text:p text:style-name="_3c_l_3e_">Que faire ? que tenter ? le voici veuf deux fois !</text:p>
      <text:p text:style-name="_3c_l_3e_">Comment fléchir Pluton, par quels sons, quelle voix ?</text:p>
      <text:p text:style-name="_3c_l_3e_">Pendant qu’il délibère et flotte de la sorte,</text:p>
      <text:p text:style-name="_3c_l_3e_">Le Styx passait déjà le corps froid de la morte</text:p>
      <text:p text:style-name="_3c_l_3e_"/>
      <text:p text:style-name="_3c_l_3e_">On dit que dans la Thrace, et le Strimon désert,</text:p>
      <text:p text:style-name="_3c_l_3e_">Pendant neuf mois entiers sous un antre, en hiver,</text:p>
      <text:p text:style-name="_3c_l_3e_">Il pleura ; de son chant apprivoisant l’hyène !</text:p>
      <text:p text:style-name="_3c_l_3e_">Adoucissant le tigre, attendrissant le chêne ;</text:p>
      <text:p text:style-name="_3c_l_3e_">Tous en cercle accourus au charme de sa voix.</text:p>
      <text:p text:style-name="_3c_l_3e_">Telle sur un branche, au plus profond des bois,</text:p>
      <text:p text:style-name="_3c_l_3e_">Inconsolable mère et triste, Philomèle,</text:p>
      <text:p text:style-name="_3c_l_3e_">Pleure ses chers petits que votre main cruelle,</text:p>
      <text:p text:style-name="_3c_l_3e_">Enfants, prit frissonnants, sans plumes, dans leur nid !</text:p>
      <text:p text:style-name="_3c_l_3e_">La pauvre désolée en pleurs toute la nuit,</text:p>
      <text:p text:style-name="_3c_l_3e_">Dans le silence élève une voix solitaire,</text:p>
      <text:p text:style-name="_3c_l_3e_">Et redit son chagrin à la nature entière.</text:p>
      <text:p text:style-name="_3c_l_3e_"/>
      <text:p text:style-name="_3c_l_3e_">Au mont hyperborée, aux bords du Tanaïs,</text:p>
      <text:p text:style-name="_3c_l_3e_">Au Riphée, aux déserts que la neige a blanchis,</text:p>
      <text:p text:style-name="_3c_l_3e_">Il errait, s’accusant de la mort d’Eurydice !</text:p>
      <text:p text:style-name="_3c_l_3e_">Déplorant de Pluton l’infernal artifice !</text:p>
      <text:p text:style-name="_3c_l_3e_">Depuis il repoussa tout amour, tout hymen !</text:p>
      <text:p text:style-name="_3c_l_3e_"><text:span text:style-name="_3c_pb_3e_">[68]</text:span>Les femmes du pays qu’indignait son dédain,</text:p>
      <text:p text:style-name="_3c_l_3e_">L’attaquèrent la nuit, dans le bruit d’une fête,</text:p>
      <text:p text:style-name="_3c_l_3e_">Le mirent en lambeaux, et jetèrent sa tête !</text:p>
      <text:p text:style-name="_3c_l_3e_">Elle tomba dans l’<text:span text:style-name="T2">È</text:span><text:span text:style-name="T2">bre et suivit le courant :</text:span></text:p>
      <text:p text:style-name="_3c_l_3e_"><text:span text:style-name="T2">Eh bien ! sa lèvre froide et son souffle expirant</text:span></text:p>
      <text:p text:style-name="_3c_l_3e_"><text:span text:style-name="T2">Appelaient Eurydice ! Et d’une voix plaintive,</text:span></text:p>
      <text:p text:style-name="_3c_l_3e_"><text:span text:style-name="T2">Eurydice à son tour répétait chaque rive !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condensed" svg:font-family="'roboto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0-21T13:47:42.64</dc:date>
    <dc:creator>Karolina Suchecka</dc:creator>
    <meta:editing-duration>PT10H50M35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3" meta:paragraph-count="105" meta:word-count="826" meta:character-count="4438"/>
  </office:meta>
</office:document-meta>
</file>